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8.04mm" svg:y="428.28mm">
            <loext:p draw:notify-on-update-of-ranges="Sheet1.C3:Sheet1.C3 Sheet1.C4:Sheet1.C94 Sheet1.D3:Sheet1.D3 Sheet1.D4:Sheet1.D94 Sheet1.E3:Sheet1.E3 Sheet1.E4:Sheet1.E94 Sheet1.F3:Sheet1.F3 Sheet1.F4:Sheet1.F94 Sheet1.G3:Sheet1.G3 Sheet1.G4:Sheet1.G94 Sheet1.H3:Sheet1.H3 Sheet1.H4:Sheet1.H94 Sheet1.I3:Sheet1.I3 Sheet1.I4:Sheet1.I94 Sheet1.J3:Sheet1.J3 Sheet1.J4:Sheet1.J94 Sheet1.K3:Sheet1.K3 Sheet1.K4:Sheet1.K94 Sheet1.L3:Sheet1.L3 Sheet1.L4:Sheet1.L94 Sheet1.M3:Sheet1.M3 Sheet1.M4:Sheet1.M94 Sheet1.N3:Sheet1.N3 Sheet1.N4:Sheet1.N94 Sheet1.O3:Sheet1.O3 Sheet1.O4:Sheet1.O94 Sheet1.P3:Sheet1.P3 Sheet1.P4:Sheet1.P94 Sheet1.Q3:Sheet1.Q3 Sheet1.Q4:Sheet1.Q94 Sheet1.R3:Sheet1.R3 Sheet1.R4:Sheet1.R94 Sheet1.S3:Sheet1.S3 Sheet1.S4:Sheet1.S94 Sheet1.T3:Sheet1.T3 Sheet1.T4:Sheet1.T94 Sheet1.U3:Sheet1.U3 Sheet1.U4:Sheet1.U94 Sheet1.V3:Sheet1.V3 Sheet1.V4:Sheet1.V94 Sheet1.W3:Sheet1.W3 Sheet1.W4:Sheet1.W94 Sheet1.X3:Sheet1.X3 Sheet1.X4:Sheet1.X94 Sheet1.Y3:Sheet1.Y3 Sheet1.Y4:Sheet1.Y94 Sheet1.Z3:Sheet1.Z3 Sheet1.Z4:Sheet1.Z94 Sheet1.AA3:Sheet1.AA3 Sheet1.AA4:Sheet1.AA9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ce4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2"/>
          <table:covered-table-cell table:style-name="Default"/>
          <table:covered-table-cell table:number-columns-repeated="5"/>
          <table:covered-table-cell table:style-name="Default"/>
          <table:covered-table-cell table:number-columns-repeated="5"/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4"/>
          <table:table-cell/>
          <table:table-cell table:style-name="ce4" table:number-columns-repeated="15"/>
          <table:table-cell table:formula="of:=SUM([.D4:.AB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4"/>
          <table:table-cell/>
          <table:table-cell table:style-name="ce4" table:number-columns-repeated="15"/>
          <table:table-cell table:formula="of:=SUM([.D5:.AB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3"/>
          <table:table-cell/>
          <table:table-cell table:style-name="ce4" table:number-columns-repeated="15"/>
          <table:table-cell table:formula="of:=SUM([.D6:.AB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3"/>
          <table:table-cell/>
          <table:table-cell table:style-name="ce4" table:number-columns-repeated="15"/>
          <table:table-cell table:formula="of:=SUM([.D7:.AB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3"/>
          <table:table-cell/>
          <table:table-cell table:style-name="ce4" table:number-columns-repeated="15"/>
          <table:table-cell table:formula="of:=SUM([.D8:.AB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3"/>
          <table:table-cell/>
          <table:table-cell table:style-name="ce4" table:number-columns-repeated="15"/>
          <table:table-cell table:formula="of:=SUM([.D9:.AB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/>
          <table:table-cell table:style-name="ce4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/>
          <table:table-cell table:style-name="ce4" table:number-columns-repeated="15"/>
          <table:table-cell table:formula="of:=SUM([.D10:.AB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/>
          <table:table-cell table:style-name="ce4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"/>
          <table:table-cell/>
          <table:table-cell table:style-name="ce4" table:number-columns-repeated="15"/>
          <table:table-cell table:formula="of:=SUM([.D11:.AB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/>
          <table:table-cell table:style-name="ce4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"/>
          <table:table-cell/>
          <table:table-cell table:style-name="ce4" table:number-columns-repeated="15"/>
          <table:table-cell table:formula="of:=SUM([.D12:.AB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/>
          <table:table-cell table:style-name="ce4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"/>
          <table:table-cell/>
          <table:table-cell table:style-name="ce4" table:number-columns-repeated="15"/>
          <table:table-cell table:formula="of:=SUM([.D13:.AB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/>
          <table:table-cell table:style-name="ce4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"/>
          <table:table-cell/>
          <table:table-cell table:style-name="ce4" table:number-columns-repeated="15"/>
          <table:table-cell table:formula="of:=SUM([.D14:.AB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/>
          <table:table-cell table:style-name="ce4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"/>
          <table:table-cell/>
          <table:table-cell table:style-name="ce4" table:number-columns-repeated="15"/>
          <table:table-cell table:formula="of:=SUM([.D15:.AB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/>
          <table:table-cell table:style-name="ce4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/>
          <table:table-cell/>
          <table:table-cell table:style-name="ce4" table:number-columns-repeated="15"/>
          <table:table-cell table:formula="of:=SUM([.D16:.AB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/>
          <table:table-cell table:style-name="ce4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/>
          <table:table-cell/>
          <table:table-cell table:style-name="ce4" table:number-columns-repeated="15"/>
          <table:table-cell table:formula="of:=SUM([.D17:.AB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/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style-name="ce4" table:number-columns-repeated="15"/>
          <table:table-cell table:formula="of:=SUM([.D18:.AB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/>
          <table:table-cell table:style-name="ce4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style-name="ce4" table:number-columns-repeated="15"/>
          <table:table-cell table:formula="of:=SUM([.D19:.AB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/>
          <table:table-cell table:style-name="ce4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style-name="ce4" table:number-columns-repeated="15"/>
          <table:table-cell table:formula="of:=SUM([.D20:.AB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/>
          <table:table-cell table:style-name="ce4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4"/>
          <table:table-cell table:formula="of:=SUM([.D21:.AB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/>
          <table:table-cell table:style-name="ce4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4"/>
          <table:table-cell table:formula="of:=SUM([.D22:.AB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/>
          <table:table-cell table:style-name="ce4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3"/>
          <table:table-cell table:formula="of:=SUM([.D23:.AB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/>
          <table:table-cell table:style-name="ce4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3"/>
          <table:table-cell table:formula="of:=SUM([.D24:.AB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/>
          <table:table-cell table:style-name="ce4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3"/>
          <table:table-cell table:formula="of:=SUM([.D25:.AB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/>
          <table:table-cell table:style-name="ce4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3"/>
          <table:table-cell table:formula="of:=SUM([.D26:.AB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/>
          <table:table-cell table:style-name="ce4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3"/>
          <table:table-cell table:formula="of:=SUM([.D27:.AB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/>
          <table:table-cell table:style-name="ce4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1"/>
          <table:table-cell table:formula="of:=SUM([.D28:.AB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/>
          <table:table-cell table:style-name="ce4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1"/>
          <table:table-cell table:formula="of:=SUM([.D29:.AB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/>
          <table:table-cell table:style-name="ce4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30:.AB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table:style-name="ce4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1"/>
          <table:table-cell table:formula="of:=SUM([.D31:.AB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/>
          <table:table-cell table:style-name="ce4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1"/>
          <table:table-cell table:formula="of:=SUM([.D32:.AB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/>
          <table:table-cell table:style-name="ce4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1"/>
          <table:table-cell table:formula="of:=SUM([.D33:.AB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1"/>
          <table:table-cell table:formula="of:=SUM([.D34:.AB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0"/>
          <table:table-cell table:formula="of:=SUM([.D35:.AB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/>
          <table:table-cell table:style-name="ce4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0"/>
          <table:table-cell table:formula="of:=SUM([.D36:.AB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/>
          <table:table-cell table:style-name="ce4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0"/>
          <table:table-cell table:formula="of:=SUM([.D37:.AB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4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0"/>
          <table:table-cell table:formula="of:=SUM([.D38:.AB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9"/>
          <table:table-cell table:formula="of:=SUM([.D39:.AB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/>
          <table:table-cell table:style-name="ce4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9"/>
          <table:table-cell table:formula="of:=SUM([.D40:.AB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/>
          <table:table-cell table:style-name="ce4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9"/>
          <table:table-cell table:formula="of:=SUM([.D41:.AB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/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9"/>
          <table:table-cell table:formula="of:=SUM([.D42:.AB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/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9"/>
          <table:table-cell table:formula="of:=SUM([.D43:.AB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9"/>
          <table:table-cell table:formula="of:=SUM([.D44:.AB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9"/>
          <table:table-cell table:formula="of:=SUM([.D45:.AB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9"/>
          <table:table-cell table:formula="of:=SUM([.D46:.AB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/>
          <table:table-cell table:style-name="ce4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9"/>
          <table:table-cell table:formula="of:=SUM([.D47:.AB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3"/>
          <table:table-cell/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9"/>
          <table:table-cell table:formula="of:=SUM([.D48:.AB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3"/>
          <table:table-cell/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/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8"/>
          <table:table-cell table:formula="of:=SUM([.D49:.AB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8"/>
          <table:table-cell table:formula="of:=SUM([.D50:.AB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7"/>
          <table:table-cell table:formula="of:=SUM([.D51:.AB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table:formula="of:=SUM([.D52:.AB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table:formula="of:=SUM([.D53:.AB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7"/>
          <table:table-cell table:formula="of:=SUM([.D54:.AB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7"/>
          <table:table-cell table:formula="of:=SUM([.D55:.AB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style-name="Default"/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7"/>
          <table:table-cell table:formula="of:=SUM([.D56:.AB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style-name="Default"/>
          <table:table-cell table:number-columns-repeated="3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7"/>
          <table:table-cell table:formula="of:=SUM([.D57:.AB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style-name="Default"/>
          <table:table-cell table:number-columns-repeated="3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7"/>
          <table:table-cell table:formula="of:=SUM([.D58:.AB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style-name="Default"/>
          <table:table-cell table:number-columns-repeated="3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7"/>
          <table:table-cell table:formula="of:=SUM([.D59:.AB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style-name="Default"/>
          <table:table-cell table:number-columns-repeated="3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7"/>
          <table:table-cell table:formula="of:=SUM([.D60:.AB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Default"/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D61:.AB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Default"/>
          <table:table-cell table:number-columns-repeated="3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D62:.AB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Default"/>
          <table:table-cell table:number-columns-repeated="3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D63:.AB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style-name="Default"/>
          <table:table-cell table:number-columns-repeated="3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table:formula="of:=SUM([.D64:.AB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style-name="Default"/>
          <table:table-cell table:number-columns-repeated="3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table:formula="of:=SUM([.D65:.AB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style-name="Default"/>
          <table:table-cell table:number-columns-repeated="3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66:.AB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style-name="Default"/>
          <table:table-cell table:number-columns-repeated="3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SUM([.D67:.AB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style-name="Default"/>
          <table:table-cell table:number-columns-repeated="3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SUM([.D68:.AB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table:formula="of:=SUM([.D69:.AB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style-name="Default"/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4"/>
          <table:table-cell table:formula="of:=SUM([.D70:.AB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style-name="Default"/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4"/>
          <table:table-cell table:formula="of:=SUM([.D71:.AB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style-name="Default"/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72:.AB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style-name="Default"/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73:.AB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SUM([.D74:.AB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SUM([.D75:.AB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style-name="Default"/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formula="of:=SUM([.D76:.AB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style-name="Default"/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table:formula="of:=SUM([.D77:.AB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SUM([.D78:.AB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formula="of:=SUM([.D79:.AB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formula="of:=SUM([.D80:.AB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style-name="Default"/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3"/>
          <table:table-cell table:formula="of:=SUM([.D81:.AB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formula="of:=SUM([.D82:.AB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5"/>
          <table:table-cell table:formula="of:=SUM([.D83:.AB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84:.AB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Default"/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5:.AB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86:.AB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87:.AB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SUM([.D88:.AB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0.9" calcext:value-type="float">
            <text:p>0.9</text:p>
          </table:table-cell>
          <table:table-cell table:style-name="Default"/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SUM([.D89:.AB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SUM([.D90:.AB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0.8" calcext:value-type="float">
            <text:p>0.8</text:p>
          </table:table-cell>
          <table:table-cell table:style-name="Default"/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SUM([.D91:.AB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SUM([.D92:.AB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SUM([.D93:.AB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3"/>
          <table:table-cell table:style-name="Default"/>
          <table:table-cell table:number-columns-repeated="4"/>
          <table:table-cell office:value-type="float" office:value="0.6" calcext:value-type="float">
            <text:p>0.6</text:p>
          </table:table-cell>
          <table:table-cell table:style-name="Default"/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SUM([.D94:.AB9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4:27:25.553911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09-14T14:30:04.086914944</dc:date>
    <meta:editing-duration>P3DT2H6M36S</meta:editing-duration>
    <meta:editing-cycles>46</meta:editing-cycles>
    <meta:generator>LibreOffice/5.1.6.2$Linux_X86_64 LibreOffice_project/10m0$Build-2</meta:generator>
    <meta:document-statistic meta:table-count="1" meta:cell-count="10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AA94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4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4" chart:label-cell-address="Sheet1.D3:Sheet1.D3" chart:class="chart:area">
            <chart:data-point chart:repeated="91"/>
          </chart:series>
          <chart:series chart:style-name="ch11" chart:values-cell-range-address="Sheet1.E4:Sheet1.E94" chart:label-cell-address="Sheet1.E3:Sheet1.E3" chart:class="chart:area">
            <chart:data-point chart:repeated="91"/>
          </chart:series>
          <chart:series chart:style-name="ch12" chart:values-cell-range-address="Sheet1.F4:Sheet1.F94" chart:label-cell-address="Sheet1.F3:Sheet1.F3" chart:class="chart:area">
            <chart:data-point chart:repeated="91"/>
          </chart:series>
          <chart:series chart:style-name="ch13" chart:values-cell-range-address="Sheet1.G4:Sheet1.G94" chart:label-cell-address="Sheet1.G3:Sheet1.G3" chart:class="chart:area">
            <chart:data-point chart:repeated="91"/>
          </chart:series>
          <chart:series chart:style-name="ch14" chart:values-cell-range-address="Sheet1.H4:Sheet1.H94" chart:label-cell-address="Sheet1.H3:Sheet1.H3" chart:class="chart:area">
            <chart:data-point chart:repeated="91"/>
          </chart:series>
          <chart:series chart:style-name="ch15" chart:values-cell-range-address="Sheet1.I4:Sheet1.I94" chart:label-cell-address="Sheet1.I3:Sheet1.I3" chart:class="chart:area">
            <chart:data-point chart:repeated="91"/>
          </chart:series>
          <chart:series chart:style-name="ch16" chart:values-cell-range-address="Sheet1.J4:Sheet1.J94" chart:label-cell-address="Sheet1.J3:Sheet1.J3" chart:class="chart:area">
            <chart:data-point chart:repeated="91"/>
          </chart:series>
          <chart:series chart:style-name="ch17" chart:values-cell-range-address="Sheet1.K4:Sheet1.K94" chart:label-cell-address="Sheet1.K3:Sheet1.K3" chart:class="chart:area">
            <chart:data-point chart:repeated="91"/>
          </chart:series>
          <chart:series chart:style-name="ch18" chart:values-cell-range-address="Sheet1.L4:Sheet1.L94" chart:label-cell-address="Sheet1.L3:Sheet1.L3" chart:class="chart:area">
            <chart:data-point chart:repeated="91"/>
          </chart:series>
          <chart:series chart:style-name="ch19" chart:values-cell-range-address="Sheet1.M4:Sheet1.M94" chart:label-cell-address="Sheet1.M3:Sheet1.M3" chart:class="chart:area">
            <chart:data-point chart:repeated="91"/>
          </chart:series>
          <chart:series chart:style-name="ch20" chart:values-cell-range-address="Sheet1.N4:Sheet1.N94" chart:label-cell-address="Sheet1.N3:Sheet1.N3" chart:class="chart:area">
            <chart:data-point chart:repeated="91"/>
          </chart:series>
          <chart:series chart:style-name="ch21" chart:values-cell-range-address="Sheet1.O4:Sheet1.O94" chart:label-cell-address="Sheet1.O3:Sheet1.O3" chart:class="chart:area">
            <chart:data-point chart:repeated="91"/>
          </chart:series>
          <chart:series chart:style-name="ch10" chart:values-cell-range-address="Sheet1.P4:Sheet1.P94" chart:label-cell-address="Sheet1.P3:Sheet1.P3" chart:class="chart:area">
            <chart:data-point chart:repeated="91"/>
          </chart:series>
          <chart:series chart:style-name="ch11" chart:values-cell-range-address="Sheet1.Q4:Sheet1.Q94" chart:label-cell-address="Sheet1.Q3:Sheet1.Q3" chart:class="chart:area">
            <chart:data-point chart:repeated="91"/>
          </chart:series>
          <chart:series chart:style-name="ch12" chart:values-cell-range-address="Sheet1.R4:Sheet1.R94" chart:label-cell-address="Sheet1.R3:Sheet1.R3" chart:class="chart:area">
            <chart:data-point chart:repeated="91"/>
          </chart:series>
          <chart:series chart:style-name="ch13" chart:values-cell-range-address="Sheet1.S4:Sheet1.S94" chart:label-cell-address="Sheet1.S3:Sheet1.S3" chart:class="chart:area">
            <chart:data-point chart:repeated="91"/>
          </chart:series>
          <chart:series chart:style-name="ch14" chart:values-cell-range-address="Sheet1.T4:Sheet1.T94" chart:label-cell-address="Sheet1.T3:Sheet1.T3" chart:class="chart:area">
            <chart:data-point chart:repeated="91"/>
          </chart:series>
          <chart:series chart:style-name="ch22" chart:values-cell-range-address="Sheet1.U4:Sheet1.U94" chart:label-cell-address="Sheet1.U3:Sheet1.U3" chart:class="chart:area">
            <chart:data-point chart:repeated="91"/>
          </chart:series>
          <chart:series chart:style-name="ch16" chart:values-cell-range-address="Sheet1.V4:Sheet1.V94" chart:label-cell-address="Sheet1.V3:Sheet1.V3" chart:class="chart:area">
            <chart:data-point chart:repeated="91"/>
          </chart:series>
          <chart:series chart:style-name="ch17" chart:values-cell-range-address="Sheet1.W4:Sheet1.W94" chart:label-cell-address="Sheet1.W3:Sheet1.W3" chart:class="chart:area">
            <chart:data-point chart:repeated="91"/>
          </chart:series>
          <chart:series chart:style-name="ch18" chart:values-cell-range-address="Sheet1.X4:Sheet1.X94" chart:label-cell-address="Sheet1.X3:Sheet1.X3" chart:class="chart:area">
            <chart:data-point chart:repeated="91"/>
          </chart:series>
          <chart:series chart:style-name="ch19" chart:values-cell-range-address="Sheet1.Y4:Sheet1.Y94" chart:label-cell-address="Sheet1.Y3:Sheet1.Y3" chart:class="chart:area">
            <chart:data-point chart:repeated="91"/>
          </chart:series>
          <chart:series chart:style-name="ch20" chart:values-cell-range-address="Sheet1.Z4:Sheet1.Z94" chart:label-cell-address="Sheet1.Z3:Sheet1.Z3" chart:class="chart:area">
            <chart:data-point chart:repeated="91"/>
          </chart:series>
          <chart:series chart:style-name="ch21" chart:values-cell-range-address="Sheet1.AA4:Sheet1.AA94" chart:label-cell-address="Sheet1.AA3:Sheet1.AA3" chart:class="chart:area">
            <chart:data-point chart:repeated="9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4</svg:desc>
                </draw:g>
              </table:table-cell>
              <table:table-cell office:value-type="float" office:value="0.3">
                <text:p>0.3</text:p>
                <draw:g>
                  <svg:desc>Sheet1.D4:Sheet1.D94</svg:desc>
                </draw:g>
              </table:table-cell>
              <table:table-cell office:value-type="float" office:value="27.7">
                <text:p>27.7</text:p>
                <draw:g>
                  <svg:desc>Sheet1.E4:Sheet1.E94</svg:desc>
                </draw:g>
              </table:table-cell>
              <table:table-cell office:value-type="float" office:value="54.2">
                <text:p>54.2</text:p>
                <draw:g>
                  <svg:desc>Sheet1.F4:Sheet1.F94</svg:desc>
                </draw:g>
              </table:table-cell>
              <table:table-cell office:value-type="float" office:value="2.9">
                <text:p>2.9</text:p>
                <draw:g>
                  <svg:desc>Sheet1.G4:Sheet1.G94</svg:desc>
                </draw:g>
              </table:table-cell>
              <table:table-cell office:value-type="float" office:value="14.8">
                <text:p>14.8</text:p>
                <draw:g>
                  <svg:desc>Sheet1.H4:Sheet1.H94</svg:desc>
                </draw:g>
              </table:table-cell>
              <table:table-cell office:value-type="float" office:value="NaN">
                <text:p>NaN</text:p>
                <draw:g>
                  <svg:desc>Sheet1.I4:Sheet1.I94</svg:desc>
                </draw:g>
              </table:table-cell>
              <table:table-cell office:value-type="float" office:value="NaN">
                <text:p>NaN</text:p>
                <draw:g>
                  <svg:desc>Sheet1.J4:Sheet1.J94</svg:desc>
                </draw:g>
              </table:table-cell>
              <table:table-cell office:value-type="float" office:value="NaN">
                <text:p>NaN</text:p>
                <draw:g>
                  <svg:desc>Sheet1.K4:Sheet1.K94</svg:desc>
                </draw:g>
              </table:table-cell>
              <table:table-cell office:value-type="float" office:value="NaN">
                <text:p>NaN</text:p>
                <draw:g>
                  <svg:desc>Sheet1.L4:Sheet1.L94</svg:desc>
                </draw:g>
              </table:table-cell>
              <table:table-cell office:value-type="float" office:value="NaN">
                <text:p>NaN</text:p>
                <draw:g>
                  <svg:desc>Sheet1.M4:Sheet1.M94</svg:desc>
                </draw:g>
              </table:table-cell>
              <table:table-cell office:value-type="float" office:value="NaN">
                <text:p>NaN</text:p>
                <draw:g>
                  <svg:desc>Sheet1.N4:Sheet1.N94</svg:desc>
                </draw:g>
              </table:table-cell>
              <table:table-cell office:value-type="float" office:value="NaN">
                <text:p>NaN</text:p>
                <draw:g>
                  <svg:desc>Sheet1.O4:Sheet1.O94</svg:desc>
                </draw:g>
              </table:table-cell>
              <table:table-cell office:value-type="float" office:value="NaN">
                <text:p>NaN</text:p>
                <draw:g>
                  <svg:desc>Sheet1.P4:Sheet1.P94</svg:desc>
                </draw:g>
              </table:table-cell>
              <table:table-cell office:value-type="float" office:value="NaN">
                <text:p>NaN</text:p>
                <draw:g>
                  <svg:desc>Sheet1.Q4:Sheet1.Q94</svg:desc>
                </draw:g>
              </table:table-cell>
              <table:table-cell office:value-type="float" office:value="NaN">
                <text:p>NaN</text:p>
                <draw:g>
                  <svg:desc>Sheet1.R4:Sheet1.R94</svg:desc>
                </draw:g>
              </table:table-cell>
              <table:table-cell office:value-type="float" office:value="NaN">
                <text:p>NaN</text:p>
                <draw:g>
                  <svg:desc>Sheet1.S4:Sheet1.S94</svg:desc>
                </draw:g>
              </table:table-cell>
              <table:table-cell office:value-type="float" office:value="NaN">
                <text:p>NaN</text:p>
                <draw:g>
                  <svg:desc>Sheet1.T4:Sheet1.T94</svg:desc>
                </draw:g>
              </table:table-cell>
              <table:table-cell office:value-type="float" office:value="NaN">
                <text:p>NaN</text:p>
                <draw:g>
                  <svg:desc>Sheet1.U4:Sheet1.U94</svg:desc>
                </draw:g>
              </table:table-cell>
              <table:table-cell office:value-type="float" office:value="NaN">
                <text:p>NaN</text:p>
                <draw:g>
                  <svg:desc>Sheet1.V4:Sheet1.V94</svg:desc>
                </draw:g>
              </table:table-cell>
              <table:table-cell office:value-type="float" office:value="NaN">
                <text:p>NaN</text:p>
                <draw:g>
                  <svg:desc>Sheet1.W4:Sheet1.W94</svg:desc>
                </draw:g>
              </table:table-cell>
              <table:table-cell office:value-type="float" office:value="NaN">
                <text:p>NaN</text:p>
                <draw:g>
                  <svg:desc>Sheet1.X4:Sheet1.X94</svg:desc>
                </draw:g>
              </table:table-cell>
              <table:table-cell office:value-type="float" office:value="NaN">
                <text:p>NaN</text:p>
                <draw:g>
                  <svg:desc>Sheet1.Y4:Sheet1.Y94</svg:desc>
                </draw:g>
              </table:table-cell>
              <table:table-cell office:value-type="float" office:value="NaN">
                <text:p>NaN</text:p>
                <draw:g>
                  <svg:desc>Sheet1.Z4:Sheet1.Z94</svg:desc>
                </draw:g>
              </table:table-cell>
              <table:table-cell office:value-type="float" office:value="NaN">
                <text:p>NaN</text:p>
                <draw:g>
                  <svg:desc>Sheet1.AA4:Sheet1.AA94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